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228in"/>
    </style:style>
    <style:style style:name="co3" style:family="table-column">
      <style:table-column-properties fo:break-before="auto" style:column-width="1.8374in"/>
    </style:style>
    <style:style style:name="co4" style:family="table-column">
      <style:table-column-properties fo:break-before="auto" style:column-width="1.8634in"/>
    </style:style>
    <style:style style:name="co5" style:family="table-column">
      <style:table-column-properties fo:break-before="auto" style:column-width="2.3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ravelSite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3">
          <table:table-cell office:value-type="string">
            <text:p>Model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1)Hotels</text:p>
          </table:table-cell>
          <table:table-cell office:value-type="string">
            <text:p>Name : string</text:p>
          </table:table-cell>
          <table:table-cell office:value-type="string">
            <text:p>has_many : images</text:p>
          </table:table-cell>
          <table:table-cell office:value-type="string">
            <text:p>COMPLETED</text:p>
          </table:table-cell>
          <table:table-cell office:value-type="string">
            <text:p>REQUIRED GEMS</text:p>
          </table:table-cell>
        </table:table-row>
        <table:table-row table:style-name="ro3">
          <table:table-cell/>
          <table:table-cell office:value-type="string">
            <text:p>Address : text</text:p>
          </table:table-cell>
          <table:table-cell office:value-type="string">
            <text:p>nested_form : images</text:p>
          </table:table-cell>
          <table:table-cell/>
          <table:table-cell office:value-type="string">
            <text:p>1)Devise</text:p>
          </table:table-cell>
        </table:table-row>
        <table:table-row table:style-name="ro4">
          <table:table-cell/>
          <table:table-cell office:value-type="string">
            <text:p>Id : integer</text:p>
          </table:table-cell>
          <table:table-cell table:number-columns-repeated="2"/>
          <table:table-cell office:value-type="string">
            <text:p>2) carrierwave gem</text:p>
          </table:table-cell>
        </table:table-row>
        <table:table-row table:style-name="ro3">
          <table:table-cell table:number-columns-repeated="4"/>
          <table:table-cell office:value-type="string">
            <text:p>3) Nested form</text:p>
          </table:table-cell>
        </table:table-row>
        <table:table-row table:style-name="ro3">
          <table:table-cell table:number-columns-repeated="4"/>
          <table:table-cell office:value-type="string">
            <text:p>4)Pry</text:p>
          </table:table-cell>
        </table:table-row>
        <table:table-row table:style-name="ro4">
          <table:table-cell table:number-columns-repeated="4"/>
          <table:table-cell office:value-type="string">
            <text:p>5) Haml</text:p>
          </table:table-cell>
        </table:table-row>
        <table:table-row table:style-name="ro3">
          <table:table-cell table:number-columns-repeated="4"/>
          <table:table-cell office:value-type="string">
            <text:p>6) friendly_id</text:p>
          </table:table-cell>
        </table:table-row>
        <table:table-row table:style-name="ro4">
          <table:table-cell office:value-type="string">
            <text:p>2) Package</text:p>
          </table:table-cell>
          <table:table-cell office:value-type="string">
            <text:p>package_name: string</text:p>
          </table:table-cell>
          <table:table-cell office:value-type="string">
            <text:p>has_many : package_types</text:p>
          </table:table-cell>
          <table:table-cell/>
          <table:table-cell office:value-type="string">
            <text:p>7) Twitteboots strap</text:p>
          </table:table-cell>
        </table:table-row>
        <table:table-row table:style-name="ro3">
          <table:table-cell/>
          <table:table-cell office:value-type="string">
            <text:p>package_details : text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estination :string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d : integer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5">
          <table:table-cell office:value-type="string">
            <text:p>3) Package_types</text:p>
          </table:table-cell>
          <table:table-cell office:value-type="string">
            <text:p>transport :train.bus,flight</text:p>
          </table:table-cell>
          <table:table-cell office:value-type="string">
            <text:p>has_many : image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ays and night</text:p>
          </table:table-cell>
          <table:table-cell office:value-type="string">
            <text:p>belongs_to :packag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rize</text:p>
          </table:table-cell>
          <table:table-cell office:value-type="string">
            <text:p>nested_form : image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ictur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d : integer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ackage_id :integer</text:p>
          </table:table-cell>
          <table:table-cell table:number-columns-repeated="3"/>
        </table:table-row>
        <table:table-row table:style-name="ro2" table:number-rows-repeated="5">
          <table:table-cell table:number-columns-repeated="5"/>
        </table:table-row>
        <table:table-row table:style-name="ro3">
          <table:table-cell office:value-type="string">
            <text:p>4) Blog</text:p>
          </table:table-cell>
          <table:table-cell office:value-type="string">
            <text:p>Id : integer</text:p>
          </table:table-cell>
          <table:table-cell office:value-type="string">
            <text:p>has_many : images</text:p>
          </table:table-cell>
          <table:table-cell office:value-type="string">
            <text:p>COMPLETED</text:p>
          </table:table-cell>
          <table:table-cell/>
        </table:table-row>
        <table:table-row table:style-name="ro3">
          <table:table-cell/>
          <table:table-cell office:value-type="string">
            <text:p>name:string</text:p>
          </table:table-cell>
          <table:table-cell office:value-type="string">
            <text:p>has_many : <text:s/>comme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escription:text</text:p>
          </table:table-cell>
          <table:table-cell office:value-type="string">
            <text:p>nested_form : images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5) Comment</text:p>
          </table:table-cell>
          <table:table-cell office:value-type="string">
            <text:p>name:string</text:p>
          </table:table-cell>
          <table:table-cell office:value-type="string">
            <text:p>belongs_to : us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escription:text</text:p>
          </table:table-cell>
          <table:table-cell office:value-type="string">
            <text:p>belongs_to : blog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4">
          <table:table-cell office:value-type="string">
            <text:p>6)Image</text:p>
          </table:table-cell>
          <table:table-cell office:value-type="string">
            <text:p>Id : integer</text:p>
          </table:table-cell>
          <table:table-cell office:value-type="string">
            <text:p>belongs_to : imageable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imageable_id : intege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imageable_type : stirng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vatar :string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3">
          <table:table-cell office:value-type="string">
            <text:p>7)User</text:p>
          </table:table-cell>
          <table:table-cell office:value-type="string">
            <text:p>name :string</text:p>
          </table:table-cell>
          <table:table-cell office:value-type="string">
            <text:p>has_many : <text:s/>comme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d : integer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mail: string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is_admin : boolean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assword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(By Default It Is Devise)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0-09T11:26:35</meta:creation-date>
    <dc:date>2014-10-09T15:08:13</dc:date>
    <dc:creator>user </dc:creator>
    <meta:editing-duration>PT3H24M58S</meta:editing-duration>
    <meta:editing-cycles>6</meta:editing-cycles>
    <meta:generator>LibreOffice/3.5$Linux_x86 LibreOffice_project/350m1$Build-2</meta:generator>
    <meta:document-statistic meta:table-count="3" meta:cell-count="60" meta:object-count="0"/>
  </office:meta>
</office:document-meta>
</file>